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966" officeooo:paragraph-rsid="001f9966"/>
    </style:style>
    <style:style style:name="P2" style:family="paragraph" style:parent-style-name="Standard">
      <style:text-properties officeooo:rsid="0020d9b7" officeooo:paragraph-rsid="0020d9b7"/>
    </style:style>
    <style:style style:name="P3" style:family="paragraph" style:parent-style-name="Standard">
      <style:text-properties officeooo:rsid="0020d9b7" officeooo:paragraph-rsid="0022c2e8"/>
    </style:style>
    <style:style style:name="P4" style:family="paragraph" style:parent-style-name="Standard">
      <style:text-properties officeooo:rsid="0020d9b7" officeooo:paragraph-rsid="00248bbd"/>
    </style:style>
    <style:style style:name="P5" style:family="paragraph" style:parent-style-name="Standard">
      <style:text-properties officeooo:rsid="0020d9b7" officeooo:paragraph-rsid="0025515c"/>
    </style:style>
    <style:style style:name="P6" style:family="paragraph" style:parent-style-name="Standard">
      <style:text-properties officeooo:rsid="0020d9b7" officeooo:paragraph-rsid="0026ac9b"/>
    </style:style>
    <style:style style:name="P7" style:family="paragraph" style:parent-style-name="Standard">
      <style:text-properties officeooo:rsid="0020d9b7" officeooo:paragraph-rsid="0027a1f8"/>
    </style:style>
    <style:style style:name="P8" style:family="paragraph" style:parent-style-name="Standard">
      <style:text-properties officeooo:rsid="0020d9b7" officeooo:paragraph-rsid="0027cabc"/>
    </style:style>
    <style:style style:name="P9" style:family="paragraph" style:parent-style-name="Standard">
      <style:text-properties officeooo:rsid="0020d9b7" officeooo:paragraph-rsid="0027f0d1"/>
    </style:style>
    <style:style style:name="P10" style:family="paragraph" style:parent-style-name="Standard">
      <style:text-properties officeooo:rsid="0022c2e8" officeooo:paragraph-rsid="0022c2e8"/>
    </style:style>
    <style:style style:name="P11" style:family="paragraph" style:parent-style-name="Standard">
      <style:text-properties officeooo:rsid="0020d9b7" officeooo:paragraph-rsid="0020d9b7"/>
    </style:style>
    <style:style style:name="P12" style:family="paragraph" style:parent-style-name="Standard">
      <style:text-properties officeooo:rsid="0020d9b7" officeooo:paragraph-rsid="00284cf5"/>
    </style:style>
    <style:style style:name="P13" style:family="paragraph" style:parent-style-name="Standard">
      <style:text-properties officeooo:rsid="00284cf5" officeooo:paragraph-rsid="0020d9b7"/>
    </style:style>
    <style:style style:name="P14" style:family="paragraph" style:parent-style-name="Standard">
      <style:text-properties officeooo:rsid="00284cf5" officeooo:paragraph-rsid="00284cf5"/>
    </style:style>
    <style:style style:name="T1" style:family="text">
      <style:text-properties officeooo:rsid="0022c2e8"/>
    </style:style>
    <style:style style:name="T2" style:family="text">
      <style:text-properties officeooo:rsid="00248bbd"/>
    </style:style>
    <style:style style:name="T3" style:family="text">
      <style:text-properties officeooo:rsid="0025515c"/>
    </style:style>
    <style:style style:name="T4" style:family="text">
      <style:text-properties officeooo:rsid="0026ac9b"/>
    </style:style>
    <style:style style:name="T5" style:family="text">
      <style:text-properties officeooo:rsid="0027a1f8"/>
    </style:style>
    <style:style style:name="T6" style:family="text">
      <style:text-properties officeooo:rsid="0027f0d1"/>
    </style:style>
    <style:style style:name="T7" style:family="text">
      <style:text-properties officeooo:rsid="00284c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T</text:p>
      <text:p text:style-name="P2">echo 1 &gt;/sys/class/leds/led0/brightness</text:p>
      <text:p text:style-name="P2">sleep 0.2</text:p>
      <text:p text:style-name="P2">echo 0 &gt;/sys/class/leds/led0/brightness</text:p>
      <text:p text:style-name="P2">sleep 0.<text:span text:style-name="T2">2</text:span></text:p>
      <text:p text:style-name="P2"/>
      <text:p text:style-name="P2">DASH</text:p>
      <text:p text:style-name="P2">echo 1 &gt;/sys/class/leds/led0/brightness</text:p>
      <text:p text:style-name="P2">sleep 0.6</text:p>
      <text:p text:style-name="P2">echo 0 &gt;/sys/class/leds/led0/brightness</text:p>
      <text:p text:style-name="P2">sleep 0.<text:span text:style-name="T2">2</text:span></text:p>
      <text:p text:style-name="P2"/>
      <text:p text:style-name="P2">SPACE</text:p>
      <text:p text:style-name="P2">sleep <text:span text:style-name="T1">1.4</text:span></text:p>
      <text:p text:style-name="P2"/>
      <text:p text:style-name="P10">LETTER PAUSE</text:p>
      <text:p text:style-name="P10">sleep 0.6</text:p>
      <text:p text:style-name="P1"/>
      <text:p text:style-name="P1">A</text:p>
      <text:p text:style-name="P3">echo 1 &gt;/sys/class/leds/led0/brightness</text:p>
      <text:p text:style-name="P3">sleep 0.2</text:p>
      <text:p text:style-name="P3">echo 0 &gt;/sys/class/leds/led0/brightness</text:p>
      <text:p text:style-name="P3">sleep 0.<text:span text:style-name="T2">2</text:span></text:p>
      <text:p text:style-name="P3">echo 1 &gt;/sys/class/leds/led0/brightness</text:p>
      <text:p text:style-name="P3">sleep 0.6</text:p>
      <text:p text:style-name="P3">echo 0 &gt;/sys/class/leds/led0/brightness</text:p>
      <text:p text:style-name="P3">sleep 0.<text:span text:style-name="T1">6</text:span></text:p>
      <text:p text:style-name="P1"/>
      <text:p text:style-name="P1">B</text:p>
      <text:p text:style-name="P3">echo 1 &gt;/sys/class/leds/led0/brightness</text:p>
      <text:p text:style-name="P3">sleep 0.6</text:p>
      <text:p text:style-name="P3">echo 0 &gt;/sys/class/leds/led0/brightness</text:p>
      <text:p text:style-name="P3">sleep 0.<text:span text:style-name="T2">2</text:span></text:p>
      <text:p text:style-name="P3">echo 1 &gt;/sys/class/leds/led0/brightness</text:p>
      <text:p text:style-name="P3">sleep 0.2</text:p>
      <text:p text:style-name="P3">echo 0 &gt;/sys/class/leds/led0/brightness</text:p>
      <text:p text:style-name="P3">sleep 0.<text:span text:style-name="T2">2</text:span></text:p>
      <text:p text:style-name="P3">echo 1 &gt;/sys/class/leds/led0/brightness</text:p>
      <text:p text:style-name="P3">sleep 0.2</text:p>
      <text:p text:style-name="P3">echo 0 &gt;/sys/class/leds/led0/brightness</text:p>
      <text:p text:style-name="P3">sleep 0.<text:span text:style-name="T2">2</text:span></text:p>
      <text:p text:style-name="P3">echo 1 &gt;/sys/class/leds/led0/brightness</text:p>
      <text:p text:style-name="P3">sleep 0.2</text:p>
      <text:p text:style-name="P3">echo 0 &gt;/sys/class/leds/led0/brightness</text:p>
      <text:p text:style-name="P3">sleep 0.<text:span text:style-name="T1">6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</text:p>
      <text:p text:style-name="P4">echo 1 &gt;/sys/class/leds/led0/brightness</text:p>
      <text:p text:style-name="P4">sleep 0.6</text:p>
      <text:p text:style-name="P4">echo 0 &gt;/sys/class/leds/led0/brightness</text:p>
      <text:p text:style-name="P4">sleep 0.<text:span text:style-name="T2">2</text:span></text:p>
      <text:p text:style-name="P4">echo 1 &gt;/sys/class/leds/led0/brightness</text:p>
      <text:p text:style-name="P4">sleep 0.2</text:p>
      <text:p text:style-name="P4">echo 0 &gt;/sys/class/leds/led0/brightness</text:p>
      <text:p text:style-name="P4">sleep 0.<text:span text:style-name="T2">2</text:span></text:p>
      <text:p text:style-name="P4">echo 1 &gt;/sys/class/leds/led0/brightness</text:p>
      <text:p text:style-name="P4">sleep 0.6</text:p>
      <text:p text:style-name="P4">echo 0 &gt;/sys/class/leds/led0/brightness</text:p>
      <text:p text:style-name="P4">sleep 0.<text:span text:style-name="T2">2</text:span></text:p>
      <text:p text:style-name="P4">echo 1 &gt;/sys/class/leds/led0/brightness</text:p>
      <text:p text:style-name="P4">sleep 0.2</text:p>
      <text:p text:style-name="P4">echo 0 &gt;/sys/class/leds/led0/brightness</text:p>
      <text:p text:style-name="P4">sleep 0.<text:span text:style-name="T2">6</text:span></text:p>
      <text:p text:style-name="P1"/>
      <text:p text:style-name="P1">D</text:p>
      <text:p text:style-name="P5">echo 1 &gt;/sys/class/leds/led0/brightness</text:p>
      <text:p text:style-name="P5">sleep 0.6</text:p>
      <text:p text:style-name="P5">echo 0 &gt;/sys/class/leds/led0/brightness</text:p>
      <text:p text:style-name="P5">sleep 0.<text:span text:style-name="T2">2</text:span>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2">2</text:span>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3">6</text:span></text:p>
      <text:p text:style-name="P1"/>
      <text:p text:style-name="P1">E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3">6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2">2</text:span>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2">2</text:span></text:p>
      <text:p text:style-name="P5">echo 1 &gt;/sys/class/leds/led0/brightness</text:p>
      <text:p text:style-name="P5">sleep 0.6</text:p>
      <text:p text:style-name="P5">echo 0 &gt;/sys/class/leds/led0/brightness</text:p>
      <text:p text:style-name="P5">sleep 0.<text:span text:style-name="T2">2</text:span>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3">6</text:span></text:p>
      <text:p text:style-name="P1"/>
      <text:p text:style-name="P1">G</text:p>
      <text:p text:style-name="P5">echo 1 &gt;/sys/class/leds/led0/brightness</text:p>
      <text:p text:style-name="P5">sleep 0.6</text:p>
      <text:p text:style-name="P5">echo 0 &gt;/sys/class/leds/led0/brightness</text:p>
      <text:p text:style-name="P5">sleep 0.<text:span text:style-name="T2">2</text:span></text:p>
      <text:p text:style-name="P5">echo 1 &gt;/sys/class/leds/led0/brightness</text:p>
      <text:p text:style-name="P5">sleep 0.6</text:p>
      <text:p text:style-name="P5">echo 0 &gt;/sys/class/leds/led0/brightness</text:p>
      <text:p text:style-name="P5">sleep 0.<text:span text:style-name="T2">2</text:span>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3">6</text:span></text:p>
      <text:p text:style-name="P1"/>
      <text:p text:style-name="P1">H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2">2</text:span>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2">2</text:span>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2">2</text:span>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3">6</text:span></text:p>
      <text:p text:style-name="P5"/>
      <text:p text:style-name="P1"/>
      <text:p text:style-name="P1"/>
      <text:p text:style-name="P1"><text:soft-page-break/>I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2">2</text:span>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3">6</text:span></text:p>
      <text:p text:style-name="P1"/>
      <text:p text:style-name="P1">J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2">2</text:span></text:p>
      <text:p text:style-name="P5">echo 1 &gt;/sys/class/leds/led0/brightness</text:p>
      <text:p text:style-name="P5">sleep 0.6</text:p>
      <text:p text:style-name="P5">echo 0 &gt;/sys/class/leds/led0/brightness</text:p>
      <text:p text:style-name="P5">sleep 0.<text:span text:style-name="T2">2</text:span></text:p>
      <text:p text:style-name="P5">echo 1 &gt;/sys/class/leds/led0/brightness</text:p>
      <text:p text:style-name="P5">sleep 0.6</text:p>
      <text:p text:style-name="P5">echo 0 &gt;/sys/class/leds/led0/brightness</text:p>
      <text:p text:style-name="P5">sleep 0.<text:span text:style-name="T2">2</text:span></text:p>
      <text:p text:style-name="P5">echo 1 &gt;/sys/class/leds/led0/brightness</text:p>
      <text:p text:style-name="P5">sleep 0.6</text:p>
      <text:p text:style-name="P5">echo 0 &gt;/sys/class/leds/led0/brightness</text:p>
      <text:p text:style-name="P5">sleep 0.<text:span text:style-name="T4">6</text:span></text:p>
      <text:p text:style-name="P1"/>
      <text:p text:style-name="P1">K</text:p>
      <text:p text:style-name="P6">echo 1 &gt;/sys/class/leds/led0/brightness</text:p>
      <text:p text:style-name="P6">sleep 0.6</text:p>
      <text:p text:style-name="P6">echo 0 &gt;/sys/class/leds/led0/brightness</text:p>
      <text:p text:style-name="P6">sleep 0.<text:span text:style-name="T2">2</text:span></text:p>
      <text:p text:style-name="P6">echo 1 &gt;/sys/class/leds/led0/brightness</text:p>
      <text:p text:style-name="P6">sleep 0.2</text:p>
      <text:p text:style-name="P6">echo 0 &gt;/sys/class/leds/led0/brightness</text:p>
      <text:p text:style-name="P6">sleep 0.<text:span text:style-name="T2">2</text:span></text:p>
      <text:p text:style-name="P6">echo 1 &gt;/sys/class/leds/led0/brightness</text:p>
      <text:p text:style-name="P6">sleep 0.6</text:p>
      <text:p text:style-name="P6">echo 0 &gt;/sys/class/leds/led0/brightness</text:p>
      <text:p text:style-name="P6">sleep 0.<text:span text:style-name="T4">6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</text:p>
      <text:p text:style-name="P6">echo 1 &gt;/sys/class/leds/led0/brightness</text:p>
      <text:p text:style-name="P6">sleep 0.2</text:p>
      <text:p text:style-name="P6">echo 0 &gt;/sys/class/leds/led0/brightness</text:p>
      <text:p text:style-name="P6">sleep 0.<text:span text:style-name="T2">2</text:span></text:p>
      <text:p text:style-name="P6">echo 1 &gt;/sys/class/leds/led0/brightness</text:p>
      <text:p text:style-name="P6">sleep 0.6</text:p>
      <text:p text:style-name="P6">echo 0 &gt;/sys/class/leds/led0/brightness</text:p>
      <text:p text:style-name="P6">sleep 0.<text:span text:style-name="T2">2</text:span></text:p>
      <text:p text:style-name="P6">echo 1 &gt;/sys/class/leds/led0/brightness</text:p>
      <text:p text:style-name="P6">sleep 0.2</text:p>
      <text:p text:style-name="P6">echo 0 &gt;/sys/class/leds/led0/brightness</text:p>
      <text:p text:style-name="P6">sleep 0.<text:span text:style-name="T2">2</text:span></text:p>
      <text:p text:style-name="P6">echo 1 &gt;/sys/class/leds/led0/brightness</text:p>
      <text:p text:style-name="P6">sleep 0.2</text:p>
      <text:p text:style-name="P6">echo 0 &gt;/sys/class/leds/led0/brightness</text:p>
      <text:p text:style-name="P6">sleep 0.<text:span text:style-name="T4">6</text:span></text:p>
      <text:p text:style-name="P1"/>
      <text:p text:style-name="P1">M</text:p>
      <text:p text:style-name="P6">echo 1 &gt;/sys/class/leds/led0/brightness</text:p>
      <text:p text:style-name="P6">sleep 0.6</text:p>
      <text:p text:style-name="P6">echo 0 &gt;/sys/class/leds/led0/brightness</text:p>
      <text:p text:style-name="P6">sleep 0.<text:span text:style-name="T2">2</text:span></text:p>
      <text:p text:style-name="P6">echo 1 &gt;/sys/class/leds/led0/brightness</text:p>
      <text:p text:style-name="P6">sleep 0.6</text:p>
      <text:p text:style-name="P6">echo 0 &gt;/sys/class/leds/led0/brightness</text:p>
      <text:p text:style-name="P6">sleep 0.<text:span text:style-name="T4">6</text:span></text:p>
      <text:p text:style-name="P1"/>
      <text:p text:style-name="P1">N</text:p>
      <text:p text:style-name="P6">echo 1 &gt;/sys/class/leds/led0/brightness</text:p>
      <text:p text:style-name="P6">sleep 0.6</text:p>
      <text:p text:style-name="P6">echo 0 &gt;/sys/class/leds/led0/brightness</text:p>
      <text:p text:style-name="P6">sleep 0.<text:span text:style-name="T2">2</text:span></text:p>
      <text:p text:style-name="P6">echo 1 &gt;/sys/class/leds/led0/brightness</text:p>
      <text:p text:style-name="P6">sleep 0.2</text:p>
      <text:p text:style-name="P6">echo 0 &gt;/sys/class/leds/led0/brightness</text:p>
      <text:p text:style-name="P6">sleep 0.<text:span text:style-name="T4">6</text:span></text:p>
      <text:p text:style-name="P1"/>
      <text:p text:style-name="P1">O</text:p>
      <text:p text:style-name="P6">echo 1 &gt;/sys/class/leds/led0/brightness</text:p>
      <text:p text:style-name="P6">sleep 0.6</text:p>
      <text:p text:style-name="P6">echo 0 &gt;/sys/class/leds/led0/brightness</text:p>
      <text:p text:style-name="P6">sleep 0.<text:span text:style-name="T2">2</text:span></text:p>
      <text:p text:style-name="P6">echo 1 &gt;/sys/class/leds/led0/brightness</text:p>
      <text:p text:style-name="P6">sleep 0.6</text:p>
      <text:p text:style-name="P6">echo 0 &gt;/sys/class/leds/led0/brightness</text:p>
      <text:p text:style-name="P6">sleep 0.<text:span text:style-name="T2">2</text:span></text:p>
      <text:p text:style-name="P6">echo 1 &gt;/sys/class/leds/led0/brightness</text:p>
      <text:p text:style-name="P6">sleep 0.6</text:p>
      <text:p text:style-name="P6">echo 0 &gt;/sys/class/leds/led0/brightness</text:p>
      <text:p text:style-name="P6">sleep 0.<text:span text:style-name="T3">6</text:span></text:p>
      <text:p text:style-name="P1"/>
      <text:p text:style-name="P1"><text:soft-page-break/>P</text:p>
      <text:p text:style-name="P7">echo 1 &gt;/sys/class/leds/led0/brightness</text:p>
      <text:p text:style-name="P7">sleep 0.2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6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6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2</text:p>
      <text:p text:style-name="P7">echo 0 &gt;/sys/class/leds/led0/brightness</text:p>
      <text:p text:style-name="P7">sleep 0.<text:span text:style-name="T5">6</text:span></text:p>
      <text:p text:style-name="P1"/>
      <text:p text:style-name="P1">Q</text:p>
      <text:p text:style-name="P7">echo 1 &gt;/sys/class/leds/led0/brightness</text:p>
      <text:p text:style-name="P7">sleep 0.6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6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2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6</text:p>
      <text:p text:style-name="P7">echo 0 &gt;/sys/class/leds/led0/brightness</text:p>
      <text:p text:style-name="P7">sleep 0.<text:span text:style-name="T5">6</text:span></text:p>
      <text:p text:style-name="P1"/>
      <text:p text:style-name="P1">R</text:p>
      <text:p text:style-name="P7">echo 1 &gt;/sys/class/leds/led0/brightness</text:p>
      <text:p text:style-name="P7">sleep 0.2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6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2</text:p>
      <text:p text:style-name="P7">echo 0 &gt;/sys/class/leds/led0/brightness</text:p>
      <text:p text:style-name="P7">sleep 0.<text:span text:style-name="T5">6</text:span></text:p>
      <text:p text:style-name="P1"/>
      <text:p text:style-name="P1"/>
      <text:p text:style-name="P1"/>
      <text:p text:style-name="P1"><text:soft-page-break/>S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2">2</text:span>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2">2</text:span></text:p>
      <text:p text:style-name="P5">echo 1 &gt;/sys/class/leds/led0/brightness</text:p>
      <text:p text:style-name="P5">sleep 0.2</text:p>
      <text:p text:style-name="P5">echo 0 &gt;/sys/class/leds/led0/brightness</text:p>
      <text:p text:style-name="P5">sleep 0.<text:span text:style-name="T3">6</text:span></text:p>
      <text:p text:style-name="P1"/>
      <text:p text:style-name="P1">T</text:p>
      <text:p text:style-name="P5">echo 1 &gt;/sys/class/leds/led0/brightness</text:p>
      <text:p text:style-name="P5">sleep 0.6</text:p>
      <text:p text:style-name="P5">echo 0 &gt;/sys/class/leds/led0/brightness</text:p>
      <text:p text:style-name="P5">sleep 0.<text:span text:style-name="T3">6</text:span></text:p>
      <text:p text:style-name="P1"/>
      <text:p text:style-name="P1">U</text:p>
      <text:p text:style-name="P7">echo 1 &gt;/sys/class/leds/led0/brightness</text:p>
      <text:p text:style-name="P7">sleep 0.2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2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6</text:p>
      <text:p text:style-name="P7">echo 0 &gt;/sys/class/leds/led0/brightness</text:p>
      <text:p text:style-name="P7">sleep 0.<text:span text:style-name="T3">6</text:span></text:p>
      <text:p text:style-name="P1"/>
      <text:p text:style-name="P1">V</text:p>
      <text:p text:style-name="P7">echo 1 &gt;/sys/class/leds/led0/brightness</text:p>
      <text:p text:style-name="P7">sleep 0.2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2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2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6</text:p>
      <text:p text:style-name="P7">echo 0 &gt;/sys/class/leds/led0/brightness</text:p>
      <text:p text:style-name="P7">sleep 0.<text:span text:style-name="T3">6</text:span></text:p>
      <text:p text:style-name="P1"/>
      <text:p text:style-name="P1"><text:soft-page-break/>W</text:p>
      <text:p text:style-name="P9">echo 1 &gt;/sys/class/leds/led0/brightness</text:p>
      <text:p text:style-name="P9">sleep 0.2</text:p>
      <text:p text:style-name="P9">echo 0 &gt;/sys/class/leds/led0/brightness</text:p>
      <text:p text:style-name="P9">sleep 0.<text:span text:style-name="T2">2</text:span></text:p>
      <text:p text:style-name="P9">echo 1 &gt;/sys/class/leds/led0/brightness</text:p>
      <text:p text:style-name="P9">sleep 0.6</text:p>
      <text:p text:style-name="P9">echo 0 &gt;/sys/class/leds/led0/brightness</text:p>
      <text:p text:style-name="P9">sleep 0.<text:span text:style-name="T2">2</text:span></text:p>
      <text:p text:style-name="P9">echo 1 &gt;/sys/class/leds/led0/brightness</text:p>
      <text:p text:style-name="P9">sleep 0.6</text:p>
      <text:p text:style-name="P9">echo 0 &gt;/sys/class/leds/led0/brightness</text:p>
      <text:p text:style-name="P9">sleep 0.<text:span text:style-name="T6">6</text:span></text:p>
      <text:p text:style-name="P1"/>
      <text:p text:style-name="P1">X</text:p>
      <text:p text:style-name="P7">echo 1 &gt;/sys/class/leds/led0/brightness</text:p>
      <text:p text:style-name="P7">sleep 0.6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2</text:p>
      <text:p text:style-name="P7">echo 0 &gt;/sys/class/leds/led0/brightness</text:p>
      <text:p text:style-name="P7">sleep 0.<text:span text:style-name="T2">2</text:span></text:p>
      <text:p text:style-name="P9">echo 1 &gt;/sys/class/leds/led0/brightness</text:p>
      <text:p text:style-name="P9">sleep 0.2</text:p>
      <text:p text:style-name="P9">echo 0 &gt;/sys/class/leds/led0/brightness</text:p>
      <text:p text:style-name="P9">sleep 0.<text:span text:style-name="T2">2</text:span></text:p>
      <text:p text:style-name="P9">echo 1 &gt;/sys/class/leds/led0/brightness</text:p>
      <text:p text:style-name="P9">sleep 0.6</text:p>
      <text:p text:style-name="P9">echo 0 &gt;/sys/class/leds/led0/brightness</text:p>
      <text:p text:style-name="P9">sleep 0.<text:span text:style-name="T6">6</text:span></text:p>
      <text:p text:style-name="P1"/>
      <text:p text:style-name="P1">Y</text:p>
      <text:p text:style-name="P7">echo 1 &gt;/sys/class/leds/led0/brightness</text:p>
      <text:p text:style-name="P7">sleep 0.6</text:p>
      <text:p text:style-name="P7">echo 0 &gt;/sys/class/leds/led0/brightness</text:p>
      <text:p text:style-name="P7">sleep 0.<text:span text:style-name="T2">2</text:span></text:p>
      <text:p text:style-name="P8">echo 1 &gt;/sys/class/leds/led0/brightness</text:p>
      <text:p text:style-name="P8">sleep 0.2</text:p>
      <text:p text:style-name="P8">echo 0 &gt;/sys/class/leds/led0/brightness</text:p>
      <text:p text:style-name="P8">sleep 0.<text:span text:style-name="T2">2</text:span></text:p>
      <text:p text:style-name="P9">echo 1 &gt;/sys/class/leds/led0/brightness</text:p>
      <text:p text:style-name="P9">sleep 0.6</text:p>
      <text:p text:style-name="P9">echo 0 &gt;/sys/class/leds/led0/brightness</text:p>
      <text:p text:style-name="P9">sleep 0.<text:span text:style-name="T2">2</text:span></text:p>
      <text:p text:style-name="P9">echo 1 &gt;/sys/class/leds/led0/brightness</text:p>
      <text:p text:style-name="P9">sleep 0.6</text:p>
      <text:p text:style-name="P9">echo 0 &gt;/sys/class/leds/led0/brightness</text:p>
      <text:p text:style-name="P9">sleep 0.<text:span text:style-name="T6">6</text:span></text:p>
      <text:p text:style-name="P1"/>
      <text:p text:style-name="P1"/>
      <text:p text:style-name="P1"/>
      <text:p text:style-name="P1"><text:soft-page-break/>Z</text:p>
      <text:p text:style-name="P7">echo 1 &gt;/sys/class/leds/led0/brightness</text:p>
      <text:p text:style-name="P7">sleep 0.6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6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2</text:p>
      <text:p text:style-name="P7">echo 0 &gt;/sys/class/leds/led0/brightness</text:p>
      <text:p text:style-name="P7">sleep 0.<text:span text:style-name="T2">2</text:span></text:p>
      <text:p text:style-name="P7">echo 1 &gt;/sys/class/leds/led0/brightness</text:p>
      <text:p text:style-name="P7">sleep 0.2</text:p>
      <text:p text:style-name="P7">echo 0 &gt;/sys/class/leds/led0/brightness</text:p>
      <text:p text:style-name="P7">sleep 0.<text:span text:style-name="T5">6</text:span></text:p>
      <text:p text:style-name="P2"/>
      <text:p text:style-name="P13">ATTENTION</text:p>
      <text:p text:style-name="P12">echo 1 &gt;/sys/class/leds/led0/brightness</text:p>
      <text:p text:style-name="P12">sleep 0.6</text:p>
      <text:p text:style-name="P12">echo 0 &gt;/sys/class/leds/led0/brightness</text:p>
      <text:p text:style-name="P12">sleep 0.<text:span text:style-name="T2">2</text:span></text:p>
      <text:p text:style-name="P12">echo 1 &gt;/sys/class/leds/led0/brightness</text:p>
      <text:p text:style-name="P12">sleep 0.2</text:p>
      <text:p text:style-name="P12">echo 0 &gt;/sys/class/leds/led0/brightness</text:p>
      <text:p text:style-name="P12">sleep 0.<text:span text:style-name="T2">2</text:span></text:p>
      <text:p text:style-name="P12">echo 1 &gt;/sys/class/leds/led0/brightness</text:p>
      <text:p text:style-name="P12">sleep 0.6</text:p>
      <text:p text:style-name="P12">echo 0 &gt;/sys/class/leds/led0/brightness</text:p>
      <text:p text:style-name="P12">sleep 0.<text:span text:style-name="T4">6</text:span></text:p>
      <text:p text:style-name="P12">echo 1 &gt;/sys/class/leds/led0/brightness</text:p>
      <text:p text:style-name="P12">sleep 0.2</text:p>
      <text:p text:style-name="P12">echo 0 &gt;/sys/class/leds/led0/brightness</text:p>
      <text:p text:style-name="P12">sleep 0.<text:span text:style-name="T2">2</text:span></text:p>
      <text:p text:style-name="P12">echo 1 &gt;/sys/class/leds/led0/brightness</text:p>
      <text:p text:style-name="P12">sleep 0.6</text:p>
      <text:p text:style-name="P12">echo 0 &gt;/sys/class/leds/led0/brightness</text:p>
      <text:p text:style-name="P12">sleep <text:span text:style-name="T7">1.4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CLOSING</text:p>
      <text:p text:style-name="P12">echo 1 &gt;/sys/class/leds/led0/brightness</text:p>
      <text:p text:style-name="P12">sleep 0.6</text:p>
      <text:p text:style-name="P12">echo 0 &gt;/sys/class/leds/led0/brightness</text:p>
      <text:p text:style-name="P12">sleep 0.<text:span text:style-name="T2">2</text:span></text:p>
      <text:p text:style-name="P12">echo 1 &gt;/sys/class/leds/led0/brightness</text:p>
      <text:p text:style-name="P12">sleep 0.2</text:p>
      <text:p text:style-name="P12">echo 0 &gt;/sys/class/leds/led0/brightness</text:p>
      <text:p text:style-name="P12">sleep 0.<text:span text:style-name="T2">2</text:span></text:p>
      <text:p text:style-name="P12">echo 1 &gt;/sys/class/leds/led0/brightness</text:p>
      <text:p text:style-name="P12">sleep 0.6</text:p>
      <text:p text:style-name="P12">echo 0 &gt;/sys/class/leds/led0/brightness</text:p>
      <text:p text:style-name="P12">sleep 0.<text:span text:style-name="T2">2</text:span></text:p>
      <text:p text:style-name="P12">echo 1 &gt;/sys/class/leds/led0/brightness</text:p>
      <text:p text:style-name="P12">sleep 0.2</text:p>
      <text:p text:style-name="P12">echo 0 &gt;/sys/class/leds/led0/brightness</text:p>
      <text:p text:style-name="P12">sleep 0.<text:span text:style-name="T2">6</text:span></text:p>
      <text:p text:style-name="P12">echo 1 &gt;/sys/class/leds/led0/brightness</text:p>
      <text:p text:style-name="P12">sleep 0.2</text:p>
      <text:p text:style-name="P12">echo 0 &gt;/sys/class/leds/led0/brightness</text:p>
      <text:p text:style-name="P12">sleep 0.<text:span text:style-name="T2">2</text:span></text:p>
      <text:p text:style-name="P12">echo 1 &gt;/sys/class/leds/led0/brightness</text:p>
      <text:p text:style-name="P12">sleep 0.6</text:p>
      <text:p text:style-name="P12">echo 0 &gt;/sys/class/leds/led0/brightness</text:p>
      <text:p text:style-name="P12">sleep 0.<text:span text:style-name="T2">2</text:span></text:p>
      <text:p text:style-name="P12">echo 1 &gt;/sys/class/leds/led0/brightness</text:p>
      <text:p text:style-name="P12">sleep 0.2</text:p>
      <text:p text:style-name="P12">echo 0 &gt;/sys/class/leds/led0/brightness</text:p>
      <text:p text:style-name="P12">sleep 0.<text:span text:style-name="T2">2</text:span></text:p>
      <text:p text:style-name="P12">echo 1 &gt;/sys/class/leds/led0/brightness</text:p>
      <text:p text:style-name="P12">sleep 0.2</text:p>
      <text:p text:style-name="P12">echo 0 &gt;/sys/class/leds/led0/brightness</text:p>
      <text:p text:style-name="P12">sleep <text:span text:style-name="T7">1.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3:01:16.147608768</meta:creation-date>
    <dc:date>2018-11-16T00:33:51.627999107</dc:date>
    <meta:editing-duration>PT31M2S</meta:editing-duration>
    <meta:editing-cycles>7</meta:editing-cycles>
    <meta:generator>LibreOffice/5.2.7.2$Linux_ARM_EABI LibreOffice_project/20m0$Build-2</meta:generator>
    <meta:document-statistic meta:table-count="0" meta:image-count="0" meta:object-count="0" meta:page-count="10" meta:paragraph-count="422" meta:word-count="1007" meta:character-count="9396" meta:non-whitespace-character-count="8811"/>
  </office:meta>
</office:document-meta>
</file>